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4pt" officeooo:rsid="00063296" officeooo:paragraph-rsid="00063296" style:font-size-asian="12.25pt" style:font-size-complex="14pt"/>
    </style:style>
    <style:style style:name="P2" style:family="paragraph" style:parent-style-name="Text_20_body">
      <style:paragraph-properties fo:text-align="justify" style:justify-single-word="false"/>
      <style:text-properties fo:font-size="14pt" officeooo:rsid="0008c74c" style:font-size-asian="12.25pt" style:font-size-complex="14pt"/>
    </style:style>
    <style:style style:name="P3" style:family="paragraph" style:parent-style-name="Text_20_body">
      <style:paragraph-properties fo:text-align="justify" style:justify-single-word="false"/>
      <style:text-properties fo:font-size="14pt" officeooo:rsid="0023bbac" officeooo:paragraph-rsid="0023bbac" style:font-size-asian="12.25pt" style:font-size-complex="14pt"/>
    </style:style>
    <style:style style:name="P4" style:family="paragraph" style:parent-style-name="Text_20_body">
      <style:paragraph-properties fo:text-align="justify" style:justify-single-word="false"/>
      <style:text-properties officeooo:paragraph-rsid="0010b44f"/>
    </style:style>
    <style:style style:name="P5" style:family="paragraph" style:parent-style-name="Text_20_body">
      <style:paragraph-properties fo:text-align="justify" style:justify-single-word="false"/>
      <style:text-properties officeooo:paragraph-rsid="000e6fef"/>
    </style:style>
    <style:style style:name="P6" style:family="paragraph" style:parent-style-name="Text_20_body">
      <style:paragraph-properties fo:text-align="justify" style:justify-single-word="false"/>
      <style:text-properties officeooo:rsid="00162e02" officeooo:paragraph-rsid="00162e02"/>
    </style:style>
    <style:style style:name="P7" style:family="paragraph" style:parent-style-name="Text_20_body">
      <style:paragraph-properties fo:text-align="justify" style:justify-single-word="false"/>
      <style:text-properties fo:font-weight="bold" officeooo:paragraph-rsid="000e6fef" style:font-weight-asian="bold" style:font-weight-complex="bold"/>
    </style:style>
    <style:style style:name="P8" style:family="paragraph" style:parent-style-name="Title">
      <style:text-properties officeooo:rsid="00051084" officeooo:paragraph-rsid="00051084"/>
    </style:style>
    <style:style style:name="P9" style:family="paragraph" style:parent-style-name="Subtitle">
      <style:paragraph-properties fo:text-align="center" style:justify-single-word="false"/>
      <style:text-properties officeooo:rsid="000e6fef" officeooo:paragraph-rsid="000e6fef"/>
    </style:style>
    <style:style style:name="P10" style:family="paragraph" style:parent-style-name="Subtitle">
      <style:text-properties officeooo:rsid="00210a66" officeooo:paragraph-rsid="00210a66"/>
    </style:style>
    <style:style style:name="P11" style:family="paragraph" style:parent-style-name="Text_20_body">
      <style:paragraph-properties fo:text-align="justify" style:justify-single-word="false" style:writing-mode="lr-tb"/>
      <style:text-properties fo:font-size="14pt" officeooo:rsid="0007401f" officeooo:paragraph-rsid="0007401f" style:font-size-asian="12.25pt" style:font-size-complex="14pt"/>
    </style:style>
    <style:style style:name="P12" style:family="paragraph" style:parent-style-name="Subtitle">
      <style:text-properties officeooo:rsid="0008c74c" officeooo:paragraph-rsid="0008c74c"/>
    </style:style>
    <style:style style:name="P13" style:family="paragraph" style:parent-style-name="Subtitle">
      <style:text-properties officeooo:rsid="00524c2b" officeooo:paragraph-rsid="00524c2b"/>
    </style:style>
    <style:style style:name="P14" style:family="paragraph" style:parent-style-name="Text_20_body" style:list-style-name="L1">
      <style:paragraph-properties fo:text-align="justify" style:justify-single-word="false"/>
      <style:text-properties fo:font-size="14pt" officeooo:rsid="0010bff8" officeooo:paragraph-rsid="0010bff8" style:font-size-asian="12.25pt" style:font-size-complex="14pt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size="14pt" officeooo:rsid="00126fd1" officeooo:paragraph-rsid="00126fd1" style:font-size-asian="12.25pt" style:font-size-complex="14pt"/>
    </style:style>
    <style:style style:name="P16" style:family="paragraph" style:parent-style-name="Text_20_body">
      <style:paragraph-properties fo:text-align="justify" style:justify-single-word="false"/>
      <style:text-properties fo:font-size="14pt" officeooo:rsid="002dd382" officeooo:paragraph-rsid="002dd382" style:font-size-asian="12.25pt" style:font-size-complex="14pt"/>
    </style:style>
    <style:style style:name="P17" style:family="paragraph" style:parent-style-name="Text_20_body">
      <style:paragraph-properties fo:text-align="justify" style:justify-single-word="false"/>
      <style:text-properties fo:font-size="14pt" officeooo:rsid="00541580" officeooo:paragraph-rsid="00541580" style:font-size-asian="12.25pt" style:font-size-complex="14pt"/>
    </style:style>
    <style:style style:name="P18" style:family="paragraph" style:parent-style-name="Text_20_body">
      <style:paragraph-properties fo:text-align="justify" style:justify-single-word="false"/>
      <style:text-properties fo:font-size="14pt" officeooo:rsid="0061849c" officeooo:paragraph-rsid="0061849c" style:font-size-asian="12.25pt" style:font-size-complex="14pt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rsid="00126fd1" officeooo:paragraph-rsid="00126fd1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0149840" officeooo:paragraph-rsid="00149840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0b44f" style:font-size-asian="12.25pt" style:font-size-complex="14pt"/>
    </style:style>
    <style:style style:name="T3" style:family="text">
      <style:text-properties fo:font-size="14pt" officeooo:rsid="0010bff8" style:font-size-asian="12.25pt" style:font-size-complex="14pt"/>
    </style:style>
    <style:style style:name="T4" style:family="text">
      <style:text-properties fo:font-size="14pt" officeooo:rsid="00137ef6" style:font-size-asian="12.25pt" style:font-size-complex="14pt"/>
    </style:style>
    <style:style style:name="T5" style:family="text">
      <style:text-properties fo:font-size="14pt" officeooo:rsid="0018654c" style:font-size-asian="12.25pt" style:font-size-complex="14pt"/>
    </style:style>
    <style:style style:name="T6" style:family="text">
      <style:text-properties fo:font-size="14pt" officeooo:rsid="001bbc7e" style:font-size-asian="12.25pt" style:font-size-complex="14pt"/>
    </style:style>
    <style:style style:name="T7" style:family="text">
      <style:text-properties fo:font-size="14pt" officeooo:rsid="001d4cc0" style:font-size-asian="12.25pt" style:font-size-complex="14pt"/>
    </style:style>
    <style:style style:name="T8" style:family="text">
      <style:text-properties fo:font-size="14pt" officeooo:rsid="001e51db" style:font-size-asian="12.25pt" style:font-size-complex="14pt"/>
    </style:style>
    <style:style style:name="T9" style:family="text">
      <style:text-properties fo:font-size="14pt" officeooo:rsid="0039b6b8" style:font-size-asian="12.25pt" style:font-size-complex="14pt"/>
    </style:style>
    <style:style style:name="T10" style:family="text">
      <style:text-properties fo:font-size="14pt" officeooo:rsid="0044de8b" style:font-size-asian="12.25pt" style:font-size-complex="14pt"/>
    </style:style>
    <style:style style:name="T11" style:family="text">
      <style:text-properties fo:font-size="14pt" fo:font-weight="bold" officeooo:rsid="003129d7" style:font-size-asian="12.25pt" style:font-weight-asian="bold" style:font-size-complex="14pt" style:font-weight-complex="bold"/>
    </style:style>
    <style:style style:name="T12" style:family="text">
      <style:text-properties fo:font-size="14pt" fo:font-weight="normal" officeooo:rsid="003129d7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330536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3498ea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36428c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361add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3708db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37a059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385581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39b6b8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3a3e72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3bdab0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3d6259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3e19ee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3e555f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3f02ae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03ff971" style:font-size-asian="12.25pt" style:font-weight-asian="normal" style:font-size-complex="14pt" style:font-weight-complex="normal"/>
    </style:style>
    <style:style style:name="T28" style:family="text">
      <style:text-properties fo:font-size="14pt" fo:font-weight="normal" officeooo:rsid="00413325" style:font-size-asian="12.25pt" style:font-weight-asian="normal" style:font-size-complex="14pt" style:font-weight-complex="normal"/>
    </style:style>
    <style:style style:name="T29" style:family="text">
      <style:text-properties fo:font-size="14pt" fo:font-weight="normal" officeooo:rsid="00430f7d" style:font-size-asian="12.25pt" style:font-weight-asian="normal" style:font-size-complex="14pt" style:font-weight-complex="normal"/>
    </style:style>
    <style:style style:name="T30" style:family="text">
      <style:text-properties fo:font-size="14pt" fo:font-weight="normal" officeooo:rsid="00435b96" style:font-size-asian="12.25pt" style:font-weight-asian="normal" style:font-size-complex="14pt" style:font-weight-complex="normal"/>
    </style:style>
    <style:style style:name="T31" style:family="text">
      <style:text-properties fo:font-size="14pt" fo:font-weight="normal" officeooo:rsid="0044de8b" style:font-size-asian="12.25pt" style:font-weight-asian="normal" style:font-size-complex="14pt" style:font-weight-complex="normal"/>
    </style:style>
    <style:style style:name="T32" style:family="text">
      <style:text-properties fo:font-size="14pt" fo:font-weight="normal" officeooo:rsid="00469a80" style:font-size-asian="12.25pt" style:font-weight-asian="normal" style:font-size-complex="14pt" style:font-weight-complex="normal"/>
    </style:style>
    <style:style style:name="T33" style:family="text">
      <style:text-properties fo:font-size="14pt" fo:font-weight="normal" officeooo:rsid="004759b8" style:font-size-asian="12.25pt" style:font-weight-asian="normal" style:font-size-complex="14pt" style:font-weight-complex="normal"/>
    </style:style>
    <style:style style:name="T34" style:family="text">
      <style:text-properties fo:font-size="14pt" fo:font-weight="normal" officeooo:rsid="004888cf" style:font-size-asian="12.25pt" style:font-weight-asian="normal" style:font-size-complex="14pt" style:font-weight-complex="normal"/>
    </style:style>
    <style:style style:name="T35" style:family="text">
      <style:text-properties fo:font-size="14pt" fo:font-weight="normal" officeooo:rsid="00490fde" style:font-size-asian="12.25pt" style:font-weight-asian="normal" style:font-size-complex="14pt" style:font-weight-complex="normal"/>
    </style:style>
    <style:style style:name="T36" style:family="text">
      <style:text-properties fo:font-size="14pt" fo:font-weight="normal" officeooo:rsid="004aa26e" style:font-size-asian="12.25pt" style:font-weight-asian="normal" style:font-size-complex="14pt" style:font-weight-complex="normal"/>
    </style:style>
    <style:style style:name="T37" style:family="text">
      <style:text-properties fo:font-size="14pt" fo:font-weight="normal" officeooo:rsid="004b44ee" style:font-size-asian="12.25pt" style:font-weight-asian="normal" style:font-size-complex="14pt" style:font-weight-complex="normal"/>
    </style:style>
    <style:style style:name="T38" style:family="text">
      <style:text-properties fo:font-size="14pt" fo:font-weight="normal" officeooo:rsid="004b85d0" style:font-size-asian="12.25pt" style:font-weight-asian="normal" style:font-size-complex="14pt" style:font-weight-complex="normal"/>
    </style:style>
    <style:style style:name="T39" style:family="text">
      <style:text-properties fo:font-size="14pt" fo:font-weight="normal" officeooo:rsid="004cb672" style:font-size-asian="12.25pt" style:font-weight-asian="normal" style:font-size-complex="14pt" style:font-weight-complex="normal"/>
    </style:style>
    <style:style style:name="T40" style:family="text">
      <style:text-properties fo:font-size="14pt" fo:font-weight="normal" officeooo:rsid="004ea9ac" style:font-size-asian="12.25pt" style:font-weight-asian="normal" style:font-size-complex="14pt" style:font-weight-complex="normal"/>
    </style:style>
    <style:style style:name="T41" style:family="text">
      <style:text-properties fo:font-size="14pt" fo:font-weight="normal" officeooo:rsid="00500268" style:font-size-asian="12.25pt" style:font-weight-asian="normal" style:font-size-complex="14pt" style:font-weight-complex="normal"/>
    </style:style>
    <style:style style:name="T42" style:family="text">
      <style:text-properties fo:font-size="14pt" fo:font-weight="normal" officeooo:rsid="0050e9f6" style:font-size-asian="12.25pt" style:font-weight-asian="normal" style:font-size-complex="14pt" style:font-weight-complex="normal"/>
    </style:style>
    <style:style style:name="T43" style:family="text">
      <style:text-properties officeooo:rsid="00092e2f"/>
    </style:style>
    <style:style style:name="T44" style:family="text">
      <style:text-properties officeooo:rsid="002617a8"/>
    </style:style>
    <style:style style:name="T45" style:family="text">
      <style:text-properties fo:font-style="italic" officeooo:rsid="002617a8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2bc684" style:font-style-asian="normal" style:font-style-complex="normal"/>
    </style:style>
    <style:style style:name="T48" style:family="text">
      <style:text-properties fo:font-style="normal" officeooo:rsid="002cdf6f" style:font-style-asian="normal" style:font-style-complex="normal"/>
    </style:style>
    <style:style style:name="T49" style:family="text">
      <style:text-properties fo:font-style="normal" officeooo:rsid="002f0097" style:font-style-asian="normal" style:font-style-complex="normal"/>
    </style:style>
    <style:style style:name="T50" style:family="text">
      <style:text-properties fo:font-style="normal" officeooo:rsid="002fae4b" style:font-style-asian="normal" style:font-style-complex="normal"/>
    </style:style>
    <style:style style:name="T51" style:family="text">
      <style:text-properties officeooo:rsid="003129d7"/>
    </style:style>
    <style:style style:name="T52" style:family="text">
      <style:text-properties fo:font-weight="bold" officeooo:rsid="0057262f" style:font-weight-asian="bold" style:font-weight-complex="bold"/>
    </style:style>
    <style:style style:name="T53" style:family="text">
      <style:text-properties fo:font-weight="normal" officeooo:rsid="0057262f" style:font-weight-asian="normal" style:font-weight-complex="normal"/>
    </style:style>
    <style:style style:name="T54" style:family="text">
      <style:text-properties fo:font-weight="normal" officeooo:rsid="0058afb9" style:font-weight-asian="normal" style:font-weight-complex="normal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text-underline-style="none" fo:font-weight="normal" officeooo:rsid="0057262f" style:font-weight-asian="normal" style:font-weight-complex="normal"/>
    </style:style>
    <style:style style:name="T57" style:family="text">
      <style:text-properties style:text-underline-style="none" fo:font-weight="normal" officeooo:rsid="005b79c5" style:font-weight-asian="normal" style:font-weight-complex="normal"/>
    </style:style>
    <style:style style:name="T58" style:family="text">
      <style:text-properties style:text-underline-style="none" fo:font-weight="normal" officeooo:rsid="005d77f9" style:font-weight-asian="normal" style:font-weight-complex="normal"/>
    </style:style>
    <style:style style:name="T59" style:family="text">
      <style:text-properties style:text-underline-style="none" fo:font-weight="normal" officeooo:rsid="005db798" style:font-weight-asian="normal" style:font-weight-complex="normal"/>
    </style:style>
    <style:style style:name="T60" style:family="text">
      <style:text-properties style:text-underline-style="none" fo:font-weight="normal" officeooo:rsid="0061f94d" style:font-weight-asian="normal" style:font-weight-complex="normal"/>
    </style:style>
    <style:style style:name="T61" style:family="text">
      <style:text-properties style:text-underline-style="none" fo:font-weight="normal" officeooo:rsid="0063d35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’Eneide</text:p>
      <text:p text:style-name="P1">L’ultimo poema narra il viaggio dell’eroe troiano Enea dalla sua città, distrutta dai Greci, fino alle coste del Lazio; <text:s/>qui l’eroe potrà stanziarsi e, dopo aver sconfitto alcuni principi locali a lui ostili, potrà sposare Lavinia, figlia del re Latino.</text:p>
      <text:p text:style-name="P2">L’intento dell’opera è quello di esaltare la grandezza di Roma, evidenziare l'opera di pace svolta da Augusto e la missione romana di giustizia e di pace.</text:p>
      <text:p text:style-name="P12">La struttura</text:p>
      <text:p text:style-name="P11">È composto da 12 libri scritti in esametri dattilici: i primi sei raccontano il viaggio di Enea da Troia al Lazio e gli ultimi sei l’arrivo in una nuova terra (Italia) e le guerre di conquista. Nel sesto libro, la discesa negli inferi di Enea, dove incontra il padre veggente che lo esorterà a fondare Roma, divide il poema in due. <text:span text:style-name="T43">Come l’Odissea, comincia in medias res, per poi giungere ad un flashback che narra gli eventi precedenti.</text:span></text:p>
      <text:p text:style-name="P9"><text:span text:style-name="T51">Trama e a</text:span>nalisi</text:p>
      <text:p text:style-name="P5"><text:span text:style-name="T11">Da Troia a Cartagine</text:span><text:span text:style-name="T12">: Enea, fuggito da Troia coi suoi compagni, dopo anni di navigazione arriva in Sicilia, dove muore suo padre Anchise. </text:span><text:span text:style-name="T13">Da qui riprende la navigazione ma una tempesta si abbatte sulle sue navi; Enea coi suoi compagni si rifugia a Cartagine presso la regina Didone. </text:span><text:span text:style-name="T14">Quest’ultima da un banchetto in suo onore e lui, con un flashback, narra le sue vicende degli ultimi sei anni. </text:span><text:span text:style-name="T15">La </text:span><text:span text:style-name="T16">madre </text:span><text:span text:style-name="T15">di Enea, </text:span><text:span text:style-name="T16">Venere, furibonda per via delle disgrazie successe al figlio, fa sì che C</text:span><text:span text:style-name="T17">upido </text:span><text:span text:style-name="T16">possa scoccare la sua freccia verso Didone, </text:span><text:span text:style-name="T17">che rimane commossa e si innamora dell’eroe. </text:span><text:span text:style-name="T18">Ma Mercurio ordina ad Enea di ripartire per le coste del Lazio: </text:span><text:span text:style-name="T19">a questo punto è costretto ad abbandonare Didone che, innamoratissima, gli prega di rimanere, cosa non possibile. La regina si uccide con la stessa spada regalatagli dall’eroe che, sconvolto e turbato, deve ripartire.</text:span></text:p>
      <text:p text:style-name="P7"><text:span text:style-name="T9">Da Cartagine alle coste Laziali</text:span><text:span text:style-name="T20">: </text:span><text:span text:style-name="T21">durante il viaggio s’imbatte in un’altra tempesta che, </text:span><text:span text:style-name="T29">oltre che a fargli perdere il timoniere Palinuro e il trombettiere Miseno,</text:span><text:span text:style-name="T21"> lo fa approdare nuovamente in Sicilia, dove in onore della morte di suo padre vengono svolti dei giochi funebri. </text:span><text:span text:style-name="T22">Quindi lascia la terra e giunge a Cuma, dove consulta </text:span><text:span text:style-name="T23">l’oracolo della Sibilla </text:span><text:span text:style-name="T24">che lo accompagna nel regno dei morti. Qui incontra, tra le varie anime, </text:span><text:span text:style-name="T25">quelle d</text:span><text:span text:style-name="T30">ei suoi compagni morti, quella</text:span><text:span text:style-name="T25"> Didone e </text:span><text:span text:style-name="T30">quella del </text:span><text:span text:style-name="T26">padre </text:span><text:span text:style-name="T25">Anchise, </text:span><text:span text:style-name="T26">l’unica che può profetizzargli il suo destino </text:span><text:span text:style-name="T27">e la conseguente grandezza dell’imperatore Ottaviano</text:span><text:span text:style-name="T26">; </text:span><text:span text:style-name="T28">g</text:span><text:span text:style-name="T27">li mostra anche alcuni dei suoi successori illustri.</text:span></text:p>
      <text:p text:style-name="P7"><text:soft-page-break/><text:span text:style-name="T10">Nel Lazio</text:span><text:span text:style-name="T31">: </text:span><text:span text:style-name="T32">dopo aver lasciato Cuma ed essere giunto nel Lazio, Enea chiede il permesso al re Latino di fondare una nuova città. Lui acconsente e gli da in sposa sua figlia </text:span><text:span text:style-name="T38">Lavigna</text:span><text:span text:style-name="T32">, precedentemente promessa a Turno, re dei Rutuli. </text:span><text:span text:style-name="T33">Giunone non vuole sottostare al volere del fato, e manda </text:span><text:span text:style-name="T40">l’erinna </text:span><text:span text:style-name="T33">Aletto a creare litigi tra i due popoli: Turno si ingelosisce ed è pronto a scatenare una guerra. </text:span><text:span text:style-name="T34">Enea trova aiuto in Pallante, </text:span><text:span text:style-name="T36">re di un popolo vicino, </text:span><text:span text:style-name="T35">di cui diventa amico. </text:span><text:span text:style-name="T36">Questo viene ucciso da Turno al suo ritorno, cosa che scatena l’ira di Enea, che uccide sia soldati che cittadini. </text:span><text:span text:style-name="T37">Turno preferisce sfidare Enea a duello, da cui però non ne esce vittorioso. </text:span><text:span text:style-name="T39">In questa scena Enea perde una delle caratteristiche della pietas, ovvero la compassione che avrebbe dovuto provare nei confronti del nemico implorante. </text:span><text:span text:style-name="T41">Ma ciò è dovuto al fatto che, durante la supplica, Enea si accorge che Turno veste ancora il balteus dell’amico Pallante, cosa che scatena l’ira dopo </text:span><text:span text:style-name="T42">l’iniziale </text:span><text:span text:style-name="T41">esitazione.</text:span></text:p>
      <text:p text:style-name="P4"><text:span text:style-name="T2">Il motivo dell’opera è duplice: il lungo e difficile viaggio di Enea e la guerra che i troiani devono combattere contro i latini prima di potersi fondere con essi e dare inizio a una nuova stirpe, quella romana. </text:span><text:span text:style-name="T3">Tra gli altri principali temi, ci sono:</text:span></text:p>
      <text:list xml:id="list2091527672" text:style-name="L1">
        <text:list-item>
          <text:p text:style-name="P14">il ruolo degli dei nelle vite umane, che ostacolano o ispirano, e che appaiono meno capricciosi e più accondiscendenti;</text:p>
        </text:list-item>
        <text:list-item>
          <text:p text:style-name="P14">il predominio del fato sulla vita umana, che è pensato come una divinità misteriosa a cui si piegano anche gli dei;</text:p>
        </text:list-item>
        <text:list-item>
          <text:p text:style-name="P14">la pietas, ovvero la totale adesione al dovere verso gli dei, la patria e la famiglia;</text:p>
        </text:list-item>
        <text:list-item>
          <text:p text:style-name="P15">l’assurdità della guerra che, senza mettere da parte il valore guerriero, miete vite giovani a causa di ingiustizie;</text:p>
        </text:list-item>
        <text:list-item>
          <text:p text:style-name="P19"><text:span text:style-name="T1">il senso del fantastico e del soprannaturale, che si trova nell’episodio dell’uccisione di Laocoonte </text:span><text:span text:style-name="T4">e dei suoi figli da parte di due enormi idre;</text:span></text:p>
        </text:list-item>
        <text:list-item>
          <text:p text:style-name="P20"><text:span text:style-name="T4">l</text:span><text:span text:style-name="T1">a concezione dell’oltretomba, che emerge nell’episodio della catabasi di Enea agli inferi.</text:span></text:p>
        </text:list-item>
      </text:list>
      <text:p text:style-name="P6"><text:span text:style-name="T1">Virgilio si è ispirato ai poemi omerici: all’Odissea per i primi sei libri, detti appunto odisseici, e all’Iliade per i restanti, che si chiameranno dunque ilia</text:span><text:span text:style-name="T5">dici. </text:span><text:span text:style-name="T6">Il viaggio di Enea ha un fine politico, in quanto egli è investito dal fato dell’altissimo compito di fondare una nuova civiltà che dominerà il mondo e gli darà la pace con le sue giuste leggi. Inoltre, la guerra narrata nell’Iliade è una guerra di distruzione, mentre quella di Enea è una guerra di fondazione. </text:span><text:span text:style-name="T7">Virgilio supera la prospettiva ancora municipalistica degli autori che scrissero la storia di Roma precedenti, riuscendo a conferire in modo celeberrimo </text:span><text:span text:style-name="T8">un respiro universale all’esaltazione dei valori di giustizia.</text:span></text:p>
      <text:p text:style-name="P10"><text:soft-page-break/>L’eroe</text:p>
      <text:p text:style-name="P3">Enea, figlio del principe troiano Anchise e della dea Afrodite, dopo Ettore, è il più forte difensore di Troia. <text:span text:style-name="T44">Nell’Iliade vi sono vari episodi con lui ma fra i tanti il più importante è quello che lo raffigura combattendo Achille, l’unico che avrebbe potuto sconfiggerlo, e poi sottratto in tempo al nemico da Poseidone: infatti, Enea è un eroe protetto dagli dei, ai quali è devoto e obbediente, e destinato a un grande compito. Enea riuscì a fuggire da Troia mentre la città era in preda agli incendi appiccati dai greci e la sua caduta appariva ormai inevitabile, portando con sé il padre e il figlio. Queste sue qualità, insieme al rispetto per i defunti e per la famiglia, costituiscono un primo esempio della </text:span><text:span text:style-name="T45">pietas</text:span><text:span text:style-name="T44"> che gli viene affibbiata: il </text:span><text:span text:style-name="T45">pius Aeneas </text:span><text:span text:style-name="T47">è devoto, rispettoso <text:s/>e anche complesso psicologicamente, con una sensibilità </text:span><text:span text:style-name="T48">sofferta che lo porta ad avere grande cura dei sentimenti di compagni e nemici.</text:span></text:p>
      <text:p text:style-name="P16"><text:span text:style-name="T48">I</text:span><text:span text:style-name="T46">noltre, come tutti gli altri personaggi, Enea è un uomo triste e sofferente, che arriva addirittura ad invocare la morte, durante una bufera marina. </text:span><text:span text:style-name="T49">Proprio Virgilio definisce l’uomo una creatura sofferente, costretta a passare molte disgrazie come la fame, le malattie, le calamità naturali e soprattutto la guerra. </text:span><text:span text:style-name="T50">Infatti, l’intento dell’autore non era quello di esaltare la guerra, bensì l’opera di pace dell’imperatore Augusto.</text:span></text:p>
      <text:p text:style-name="P13">La pietas</text:p>
      <text:p text:style-name="P17">Secondo gli antichi romani, questo concetto si basava su altri concetti più particolari quali <text:span text:style-name="T52">giustizia</text:span><text:span text:style-name="T53">, </text:span><text:span text:style-name="T52">misericordia</text:span><text:span text:style-name="T53"> </text:span><text:span text:style-name="T54">e </text:span><text:span text:style-name="T53">atteggiamento </text:span><text:span text:style-name="T52">mansueto</text:span><text:span text:style-name="T53">.</text:span><text:span text:style-name="T56"> </text:span><text:span text:style-name="T57">Comprende sia la reciprocità che </text:span><text:span text:style-name="T58">la bipolarità, ovvero </text:span><text:span text:style-name="T59">che è dovuta tanto agli uomini quanto agli dei.</text:span></text:p>
      <text:p text:style-name="P18"><text:span text:style-name="T59">I</text:span><text:span text:style-name="T55">l termine pius e pietas compaiono circa sessanta volte nel componimento, riferiti per la maggior parte delle volte ad Enea e ai Troiani, </text:span><text:span text:style-name="T60">nonostante on manchino i casi in cui vengono affibbiati a</text:span><text:span text:style-name="T61">gli antagonisti. Tuttavia solo Enea ne gode a pieno: solo lui la esercita verso famiglia, dei, nemici e defunti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13T18:08:47.281249911</meta:creation-date>
    <dc:date>2020-11-15T13:10:23.239160167</dc:date>
    <meta:editing-duration>PT3H8M27S</meta:editing-duration>
    <meta:editing-cycles>85</meta:editing-cycles>
    <meta:generator>LibreOffice/6.3.5.2$Linux_X86_64 LibreOffice_project/30$Build-2</meta:generator>
    <meta:document-statistic meta:table-count="0" meta:image-count="0" meta:object-count="0" meta:page-count="3" meta:paragraph-count="23" meta:word-count="1144" meta:character-count="6926" meta:non-whitespace-character-count="5809"/>
  </office:meta>
</office:document-meta>
</file>